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293E305F4EA5521E053.png" manifest:media-type="image/png"/>
  <manifest:file-entry manifest:full-path="Pictures/10000000000003A800000141D3122A154EA1D4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Default-title">
      <style:graphic-properties draw:auto-grow-height="true" fo:min-height="2.867cm"/>
    </style:style>
    <style:style style:name="pr4" style:family="presentation" style:parent-style-name="Default-outline1">
      <style:graphic-properties draw:auto-grow-height="true" fo:min-height="13.97cm"/>
    </style:style>
    <style:style style:name="pr5" style:family="presentation" style:parent-style-name="Default-notes">
      <style:graphic-properties draw:fill-color="#ffffff" fo:min-height="11.746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93cm" fo:margin-right="0cm" fo:text-indent="-0.9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0.94cm" fo:margin-right="0cm" fo:line-height="100%" fo:text-indent="-0.889cm"/>
    </style:style>
    <style:style style:name="P8" style:family="paragraph">
      <style:paragraph-properties fo:margin-left="0cm" fo:margin-right="0cm" fo:margin-top="0.204cm" fo:margin-bottom="0.3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style:text-autospace="ideograph-alpha" style:writing-mode="lr-tb"/>
      <style:text-properties fo:hyphenate="false"/>
    </style:style>
    <style:style style:name="P11" style:family="paragraph">
      <style:paragraph-properties fo:margin-left="0cm" fo:margin-right="0cm" fo:line-height="130%" fo:text-indent="0cm"/>
    </style:style>
    <style:style style:name="P12" style:family="paragraph">
      <style:paragraph-properties fo:margin-left="0cm" fo:margin-right="0cm" fo:line-height="130%" fo:text-align="start" fo:text-indent="0cm"/>
    </style:style>
    <style:style style:name="P13" style:family="paragraph">
      <style:paragraph-properties fo:margin-left="0cm" fo:margin-right="0cm" fo:margin-top="0.204cm" fo:margin-bottom="0.31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font-size="24pt" style:font-size-asian="24pt" style:font-size-complex="24pt"/>
    </style:style>
    <style:style style:name="P14" style:family="paragraph">
      <style:paragraph-properties fo:margin-left="0.93cm" fo:margin-right="0cm" fo:line-height="130%" fo:text-indent="-0.93cm"/>
    </style:style>
    <style:style style:name="P15" style:family="paragraph">
      <style:paragraph-properties fo:margin-left="0.93cm" fo:margin-right="0cm" fo:line-height="130%" fo:text-align="start" fo:text-indent="-0.93cm"/>
    </style:style>
    <style:style style:name="P16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ffffff" style:text-outline="false" style:text-line-through-style="none" style:text-line-through-type="none" style:text-position="0% 100%" style:font-name="DejaVu Sans3" fo:font-size="40pt" fo:language="en" fo:country="GB" fo:font-style="normal" fo:text-shadow="1pt 1pt" style:text-underline-style="none" fo:font-weight="bold" style:font-name-asian="Arial1" style:font-size-asian="40pt" style:language-asian="en" style:country-asian="US" style:font-style-asian="normal" style:font-weight-asian="bold" style:font-name-complex="Arial1" style:font-size-complex="40pt" style:font-style-complex="normal" style:font-weight-complex="bold" style:text-emphasize="none" style:font-relief="none"/>
    </style:style>
    <style:style style:name="T2" style:family="text">
      <style:text-properties style:font-name="FreeMono1" fo:font-size="36pt" style:font-size-asian="36pt" style:font-size-complex="36pt"/>
    </style:style>
    <style:style style:name="T3" style:family="text">
      <style:text-properties style:font-name="FreeMono1" fo:font-size="24pt" style:font-size-asian="24pt" style:font-size-complex="24pt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2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normal" fo:language="en" fo:country="US" fo:font-weight="bold" style:text-underline-mode="continuous" style:text-overline-mode="continuous" style:text-line-through-mode="continuous" style:letter-kerning="false" style:language-asian="zxx" style:country-asian="none" style:font-weight-asian="bold" style:language-complex="zxx" style:country-complex="none" style:font-weight-complex="bold" style:text-scale="100%" style:text-overline-style="none" style:text-overline-color="font-color"/>
    </style:style>
    <style:style style:name="T8" style:family="text">
      <style:text-properties fo:letter-spacing="normal" fo:language="en" fo:country="US" fo:font-weight="normal" style:text-underline-mode="continuous" style:text-overline-mode="continuous" style:text-line-through-mode="continuous" style:letter-kerning="false" style:language-asian="zxx" style:country-asian="none" style:font-weight-asian="normal" style:language-complex="zxx" style:country-complex="none" style:font-weight-complex="normal" style:text-scale="100%" style:text-overline-style="none" style:text-overline-color="font-color"/>
    </style:style>
    <style:style style:name="T9" style:family="text">
      <style:text-properties style:font-name="DejaVu Sans3"/>
    </style:style>
    <style:style style:name="T10" style:family="text">
      <style:text-properties style:font-name="DejaVu Sans3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/>
    </style:style>
    <style:style style:name="T11" style:family="text">
      <style:text-properties fo:color="#000000" style:font-name="DejaVu Sans3"/>
    </style:style>
    <style:style style:name="T12" style:family="text">
      <style:text-properties fo:color="#ff0000" style:font-name="DejaVu Sans3"/>
    </style:style>
    <style:style style:name="T13" style:family="text">
      <style:text-properties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24pt" fo:font-style="normal" fo:text-shadow="none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6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6" fo:font-size="24pt" fo:font-style="normal" fo:text-shadow="none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T17" style:family="text">
      <style:text-properties style:font-name="DejaVu Sans3" fo:font-weight="bold" style:font-weight-asian="bold" style:font-weight-complex="bold"/>
    </style:style>
    <style:style style:name="T18" style:family="text">
      <style:text-properties style:font-name="DejaVu Sans3" fo:font-weight="normal" style:font-weight-asian="normal" style:font-weight-complex="normal"/>
    </style:style>
    <style:style style:name="T19" style:family="text">
      <style:text-properties fo:color="#b3b3b3" style:font-name="DejaVu Sans3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color="#999999" style:font-name="DejaVu Sans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999999" style:font-name="Free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127cm" text:min-label-width="0.559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22.4cm" svg:height="5.573cm" svg:x="5.08cm" svg:y="12.305cm" presentation:class="subtitle" presentation:user-transformed="true">
          <draw:text-box>
            <text:p text:style-name="P1"><text:span text:style-name="T1">Users and permissions</text:span></text:p>
            <text:p text:style-name="P2"><text:span text:style-name="T2"/></text:p>
            <text:p text:style-name="P2"><text:span text:style-name="T3">ggg.instigate.training</text:span></text:p>
          </draw:text-box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>Agenda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 text:style-name="P5">Introduction</text:p>
              </text:list-item>
              <text:list-item>
                <text:p text:style-name="P5">Home directories</text:p>
              </text:list-item>
              <text:list-item>
                <text:p text:style-name="P5">/etc/passwd and /etc/group files</text:p>
              </text:list-item>
              <text:list-item>
                <text:p text:style-name="P5">Creating/deleting users and groups</text:p>
              </text:list-item>
              <text:list-item>
                <text:p text:style-name="P5">File permissions</text:p>
              </text:list-item>
              <text:list-item>
                <text:p text:style-name="P5">Permission types</text:p>
              </text:list-item>
              <text:list-item>
                <text:p text:style-name="P5">Changing file owner and group</text:p>
              </text:list-item>
              <text:list-item>
                <text:p text:style-name="P5">Changing file permissions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Introduction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4">
              <text:list-item>
                <text:p text:style-name="P7">Linux is designed to be a multi-user environment</text:p>
              </text:list-item>
              <text:list-item>
                <text:p text:style-name="P7">In an environment with more that one users, it is crucial to have a secure system for deciding which files are yours and who can view or change them</text:p>
              </text:list-item>
              <text:list-item>
                <text:p text:style-name="P7">root user (or superuser) has access to all commands and files on a Linux</text:p>
              </text:list-item>
              <text:list-item>
                <text:p text:style-name="P7">Users currently logged in to the system can be viewed by 'w' or 'who' command</text:p>
              </text:list-item>
              <text:list-item>
                <text:p text:style-name="P7">The current user can be viewed by 'whoami' or 'who i am' commands (also the username is stored in USER environment variable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3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Home directories</text:p>
          </draw:text-box>
        </draw:frame>
        <draw:frame presentation:style-name="pr7" draw:text-style-name="P9" draw:layer="layout" svg:width="28.773cm" svg:height="11.6cm" svg:x="1.499cm" svg:y="3.864cm" presentation:class="outline">
          <draw:text-box>
            <text:list text:style-name="L5">
              <text:list-item>
                <text:p text:style-name="P8"><text:span text:style-name="T4">Each created account on a system has a separated home directory placed under /home, e.g. /home/john</text:span></text:p>
              </text:list-item>
              <text:list-item>
                <text:p text:style-name="P8"><text:span text:style-name="T4">The home directory for the superuser is a / directory or /root directory</text:span></text:p>
              </text:list-item>
              <text:list-item>
                <text:p text:style-name="P8"><text:span text:style-name="T4">Most of the user specific configuration files are stored as a hidden files under home director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4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/etc/passwd and /etc/group files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5">/etc/passwd file <text:span text:style-name="T5">contains various pieces of information for each user account. This is where the users are defined. Contains information such as:</text:span></text:p>
                <text:list>
                  <text:list-item>
                    <text:p><text:span text:style-name="T5">Username</text:span></text:p>
                  </text:list-item>
                  <text:list-item>
                    <text:p><text:span text:style-name="T5">UID (user ID) and GID (group ID)</text:span></text:p>
                  </text:list-item>
                  <text:list-item>
                    <text:p><text:span text:style-name="T5">full name</text:span></text:p>
                  </text:list-item>
                  <text:list-item>
                    <text:p><text:span text:style-name="T5">home directory</text:span></text:p>
                  </text:list-item>
                  <text:list-item>
                    <text:p><text:span text:style-name="T5">the program to run after login (e.g. the preferred shell)</text:span></text:p>
                  </text:list-item>
                </text:list>
              </text:list-item>
              <text:list-item>
                <text:p text:style-name="P5"><text:span text:style-name="T5">/etc/group file contains the information about the existing groups, their IDs and member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5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Creating users and groups</text:p>
          </draw:text-box>
        </draw:frame>
        <draw:frame presentation:style-name="pr7" draw:layer="layout" svg:width="28.773cm" svg:height="12.953cm" svg:x="1.499cm" svg:y="3.864cm" presentation:class="outline" presentation:user-transformed="true">
          <draw:text-box>
            <text:list text:style-name="L3">
              <text:list-item>
                <text:p text:style-name="P5"><text:span text:style-name="T6">adduser</text:span></text:p>
                <text:list>
                  <text:list-item>
                    <text:p text:style-name="P10"><text:span text:style-name="T7">adduser [--home DIR] [--shell SHELL] [--uid ID] [-gid ID] user</text:span><text:span text:style-name="T7"><text:line-break/></text:span><text:span text:style-name="T8">add a user to the system according to command line options and configuration information in /etc/adduser.conf</text:span></text:p>
                  </text:list-item>
                  <text:list-item>
                    <text:p text:style-name="P10"><text:span text:style-name="T7">adduser user group </text:span><text:span text:style-name="T8">- add an existing user to an existing group</text:span></text:p>
                  </text:list-item>
                </text:list>
              </text:list-item>
              <text:list-item>
                <text:p text:style-name="P5"><text:span text:style-name="T6">addgroup group (or adduser –-group group)</text:span></text:p>
                <text:list>
                  <text:list-item>
                    <text:p text:style-name="P10"><text:span text:style-name="T8">add a new group to the system</text:span></text:p>
                  </text:list-item>
                  <text:list-item>
                    <text:p text:style-name="P10"><text:span text:style-name="T8">the group is created with no users</text:span></text:p>
                  </text:list-item>
                </text:list>
              </text:list-item>
              <text:list-item>
                <text:p text:style-name="P5"><text:span text:style-name="T6">deluser </text:span></text:p>
                <text:list>
                  <text:list-item>
                    <text:p text:style-name="P10"><text:span text:style-name="T7">deluser [--remove-home] user</text:span><text:span text:style-name="T8"> – removes user from the system</text:span><text:span text:style-name="T8"><text:tab/></text:span></text:p>
                  </text:list-item>
                  <text:list-item>
                    <text:p text:style-name="P10"><text:span text:style-name="T7">deluser user group</text:span><text:span text:style-name="T8"> – remove a user from a specific group</text:span></text:p>
                  </text:list-item>
                </text:list>
              </text:list-item>
              <text:list-item>
                <text:p text:style-name="P5"><text:span text:style-name="T6">delgroup group</text:span><text:span text:style-name="T5"> – remove a group from the syste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6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 text:style-name="P2">File permissions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5">
              <text:list-item>
                <text:p text:style-name="P11"><text:span text:style-name="T9">Permissions are defined separately for users, groups, other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user – the username of person who owns the file. By default, the user who creates the file become its owner</text:span></text:p>
                  </text:list-item>
                  <text:list-item>
                    <text:p text:style-name="P10"><text:span text:style-name="T10">group – the usergroup that owns the file. All users who belong into the group that owns the file will have the same access permissions</text:span></text:p>
                  </text:list-item>
                  <text:list-item>
                    <text:p text:style-name="P10"><text:span text:style-name="T10">other – a user who isn't the owner of the file and doens't belong in the same group the file does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>Output of the 'ls -l' command</text:span></text:p>
              </text:list-item>
            </text:list>
            <text:p><text:span text:style-name="T11"><text:s text:c="6"/></text:span><text:span text:style-name="T11">-</text:span><text:span text:style-name="T12">rw-r--r--</text:span><text:span text:style-name="T11"> 1 student student 12408 2010-25-03 18:44 fil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7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Permission types</text:p>
          </draw:text-box>
        </draw:frame>
        <draw:frame presentation:style-name="pr7" draw:layer="layout" svg:width="28.773cm" svg:height="12.579cm" svg:x="1.499cm" svg:y="3.864cm" presentation:class="outline" presentation:user-transformed="true">
          <draw:text-box>
            <text:list text:style-name="L3">
              <text:list-item>
                <text:p text:style-name="P5">Read permission </text:p>
                <text:list>
                  <text:list-item>
                    <text:p text:style-name="P10"><text:span text:style-name="T13">on a regular file means that the file can be opened and read</text:span></text:p>
                  </text:list-item>
                  <text:list-item>
                    <text:p text:style-name="P10"><text:span text:style-name="T13">on a directory means that the contents of the directory can be listed</text:span></text:p>
                  </text:list-item>
                </text:list>
              </text:list-item>
              <text:list-item>
                <text:p text:style-name="P5">Write permissions</text:p>
                <text:list>
                  <text:list-item>
                    <text:p text:style-name="P10"><text:span text:style-name="T13">on a regular file means that the file can be modified (new data can be written to the file)</text:span></text:p>
                  </text:list-item>
                  <text:list-item>
                    <text:p text:style-name="P10"><text:span text:style-name="T13">on a directory means that files can be added, removed or renamed in the directory</text:span></text:p>
                  </text:list-item>
                </text:list>
              </text:list-item>
              <text:list-item>
                <text:p text:style-name="P5">Execute permissions</text:p>
                <text:list>
                  <text:list-item>
                    <text:p text:style-name="P10"><text:span text:style-name="T13">on a regular file means that the file can be executed as a program or a shell script</text:span></text:p>
                  </text:list-item>
                  <text:list-item>
                    <text:p text:style-name="P10"><text:span text:style-name="T13">on a directory allows to access files in the directory and enter i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8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Changing file owner and group</text:p>
          </draw:text-box>
        </draw:frame>
        <draw:frame presentation:style-name="pr7" draw:text-style-name="P9" draw:layer="layout" svg:width="28.773cm" svg:height="11.6cm" svg:x="1.499cm" svg:y="3.864cm" presentation:class="outline">
          <draw:text-box>
            <text:list text:style-name="L5">
              <text:list-item>
                <text:p text:style-name="P13"><text:span text:style-name="T14">chown [OWNER][:GROUP] [-R] FIL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e.g. chown student /home/john/file.txt</text:span></text:p>
                  </text:list-item>
                  <text:list-item>
                    <text:p text:style-name="P9"><text:span text:style-name="T15">e.g. chown student:student /home/john/file.txt</text:span></text:p>
                  </text:list-item>
                  <text:list-item>
                    <text:p text:style-name="P9"><text:span text:style-name="T15">e.g. chown :root /home/student/file.txt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14">chgrp GROUP FIL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e.g. chgrp student /home/john/file.txt</text:span></text:p>
                  </text:list-item>
                  <text:list-item>
                    <text:p text:style-name="P9"><text:span text:style-name="T15">equivalent to </text:span><text:span text:style-name="T16">chown :GROUP FIL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9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 text:style-name="P2">Changing file permissions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14"><text:span text:style-name="T9">Permissions are changed by chmod command</text:span></text:p>
                <text:list>
                  <text:list-item>
                    <text:p><text:span text:style-name="T17">chmod (ugoa) (+-=) (rwx) FILE</text:span></text:p>
                  </text:list-item>
                </text:list>
              </text:list-item>
              <text:list-item>
                <text:p text:style-name="P15"><text:span text:style-name="T18">Add execute permissions for group</text:span></text:p>
                <text:list>
                  <text:list-item>
                    <text:p><text:span text:style-name="T17">chmod g+x file.txt</text:span></text:p>
                  </text:list-item>
                </text:list>
              </text:list-item>
              <text:list-item>
                <text:p text:style-name="P15"><text:span text:style-name="T18">Add both write and execute permissions for the file's owner</text:span></text:p>
                <text:list>
                  <text:list-item>
                    <text:p><text:span text:style-name="T17">chmod u+wx file.txt</text:span></text:p>
                  </text:list-item>
                </text:list>
              </text:list-item>
              <text:list-item>
                <text:p text:style-name="P15"><text:span text:style-name="T18">Remove execute permissions from both owner and group</text:span></text:p>
                <text:list>
                  <text:list-item>
                    <text:p><text:span text:style-name="T17">chmod ug-x file.tx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0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office:forms form:automatic-focus="false" form:apply-design-mode="false"/>
        <draw:frame presentation:style-name="pr9" draw:text-style-name="P3" draw:layer="layout" svg:width="22.4cm" svg:height="4.894cm" svg:x="5.08cm" svg:y="12.305cm" presentation:class="subtitle" presentation:user-transformed="true">
          <draw:text-box>
            <text:p><text:span text:style-name="T19">Instigate Training Center Foundation</text:span></text:p>
            <text:p><text:span text:style-name="T20">134/1 Tsarav Aghbyur Str, Yerevan, 0054, Armenia</text:span></text:p>
            <text:p text:style-name="P2"><text:span text:style-name="T21">+374.60.510710</text:span></text:p>
            <text:p text:style-name="P2"><text:span text:style-name="T22"/></text:p>
            <text:p text:style-name="P2"><text:span text:style-name="T3">ggg.instigate.training</text:span></text:p>
          </draw:text-box>
        </draw:frame>
        <draw:frame presentation:style-name="pr10" draw:text-style-name="P16" draw:layer="layout" svg:width="27.2cm" svg:height="2.629cm" svg:x="2.54cm" svg:y="7.331cm" presentation:class="title" presentation:placeholder="true" presentation:user-transformed="true">
          <draw:text-box/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3" fo:font-family="'DejaVu Sans'" style:font-family-generic="swiss" style:font-pitch="variable" fo:font-size="14pt" fo:font-weight="bold" style:font-name-asian="DejaVu Sans3" style:font-family-asian="'DejaVu Sans'" style:font-family-generic-asian="swiss" style:font-pitch-asian="variable" style:font-size-asian="16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3" fo:font-family="'DejaVu Sans'" style:font-family-generic="swiss" style:font-pitch="variable" fo:font-size="10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style="italic" fo:font-weight="bold" style:font-name-asian="DejaVu Sans3" style:font-family-asian="'DejaVu Sans'" style:font-family-generic-asian="swiss" style:font-pitch-asian="variable" style:font-size-asian="11.5pt" style:font-style-asian="italic" style:font-weight-asian="bold" style:font-name-complex="DejaVu Sans3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weight="bold" style:font-name-asian="DejaVu Sans3" style:font-family-asian="'DejaVu Sans'" style:font-family-generic-asian="swiss" style:font-pitch-asian="variable" style:font-size-asian="11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0.106cm" svg:height="0.719cm" svg:x="3.81cm" svg:y="18.966cm">
        <draw:text-box>
          <text:p text:style-name="MP8">© Instigate Training Center Foundation</text:p>
        </draw:text-box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0" draw:layer="backgroundobjects" svg:width="32.033cm" svg:height="10.994cm" svg:x="0cm" svg:y="0cm">
        <draw:image xlink:href="Pictures/100002010000078000000293E305F4EA5521E053.png" xlink:type="simple" xlink:show="embed" xlink:actuate="onLoad">
          <text:p/>
        </draw:image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Ruben Osipyan</meta:initial-creator>
    <meta:creation-date>2008-10-10T12:37:19</meta:creation-date>
    <dc:date>2018-04-02T11:42:18.347113825</dc:date>
    <meta:editing-cycles>394</meta:editing-cycles>
    <meta:editing-duration>P2DT16H2M5S</meta:editing-duration>
    <meta:keyword>ITC</meta:keyword>
    <meta:keyword>Instigate</meta:keyword>
    <meta:keyword>Training</meta:keyword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